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rsid="0015659c" officeooo:paragraph-rsid="0015659c"/>
    </style:style>
    <style:style style:name="P2" style:family="paragraph" style:parent-style-name="Standard">
      <style:text-properties style:font-name="Times new roman" officeooo:rsid="0015659c" officeooo:paragraph-rsid="0015659c"/>
    </style:style>
    <style:style style:name="P3" style:family="paragraph" style:parent-style-name="Standard">
      <style:text-properties style:font-name="Times new roman" fo:font-size="12pt" officeooo:rsid="0015659c" officeooo:paragraph-rsid="0015659c" style:font-size-asian="12pt" style:font-size-complex="12pt"/>
    </style:style>
    <style:style style:name="P4" style:family="paragraph" style:parent-style-name="Standard">
      <style:text-properties officeooo:paragraph-rsid="0015659c"/>
    </style:style>
    <style:style style:name="P5" style:family="paragraph" style:parent-style-name="Standard">
      <style:text-properties officeooo:rsid="001bea53" officeooo:paragraph-rsid="001bea53"/>
    </style:style>
    <style:style style:name="P6" style:family="paragraph" style:parent-style-name="Standard">
      <style:text-properties officeooo:rsid="001eedba" officeooo:paragraph-rsid="001eedba"/>
    </style:style>
    <style:style style:name="P7" style:family="paragraph" style:parent-style-name="Standard">
      <style:text-properties officeooo:rsid="0020aecc" officeooo:paragraph-rsid="0020aecc"/>
    </style:style>
    <style:style style:name="P8" style:family="paragraph" style:parent-style-name="Standard">
      <style:text-properties officeooo:rsid="00230e73" officeooo:paragraph-rsid="00230e73"/>
    </style:style>
    <style:style style:name="P9" style:family="paragraph" style:parent-style-name="Standard">
      <style:paragraph-properties fo:margin-top="0cm" fo:margin-bottom="0.499cm" style:contextual-spacing="false"/>
      <style:text-properties officeooo:rsid="00258fcc" officeooo:paragraph-rsid="00258fcc"/>
    </style:style>
    <style:style style:name="P10" style:family="paragraph" style:parent-style-name="Standard">
      <style:paragraph-properties fo:margin-top="0cm" fo:margin-bottom="0.499cm" style:contextual-spacing="false"/>
      <style:text-properties officeooo:rsid="002a5cb6" officeooo:paragraph-rsid="002a5cb6"/>
    </style:style>
    <style:style style:name="P11" style:family="paragraph" style:parent-style-name="Text_20_body">
      <style:text-properties fo:language="en" fo:country="IN" fo:font-style="italic"/>
    </style:style>
    <style:style style:name="P12" style:family="paragraph" style:parent-style-name="Preformatted_20_Text">
      <style:text-properties style:font-name="Times new roman" officeooo:rsid="0015659c" officeooo:paragraph-rsid="0015659c"/>
    </style:style>
    <style:style style:name="P13" style:family="paragraph" style:parent-style-name="Heading_20_1">
      <style:text-properties style:font-name="Times new roman" fo:font-size="12pt" officeooo:rsid="0015659c" officeooo:paragraph-rsid="0015659c" style:font-size-asian="12pt" style:font-size-complex="12pt"/>
    </style:style>
    <style:style style:name="P14" style:family="paragraph" style:parent-style-name="Table_20_Contents">
      <style:text-properties fo:font-size="2pt" style:font-size-asian="2pt" style:font-size-complex="2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officeooo:rsid="0016ca9c"/>
    </style:style>
    <style:style style:name="T4" style:family="text">
      <style:text-properties style:font-name="consolas"/>
    </style:style>
    <style:style style:name="T5" style:family="text">
      <style:text-properties style:font-name="consolas" fo:font-size="12pt" officeooo:rsid="0015659c" style:font-size-asian="12pt" style:font-size-complex="12pt"/>
    </style:style>
    <style:style style:name="T6" style:family="text">
      <style:text-properties style:font-name="Times new roman" fo:font-size="12pt" officeooo:rsid="0015659c" style:font-size-asian="12pt" style:font-size-complex="12pt"/>
    </style:style>
    <style:style style:name="T7" style:family="text">
      <style:text-properties fo:font-style="italic"/>
    </style:style>
    <style:style style:name="T8" style:family="text">
      <style:text-properties fo:language="en" fo:country="IN"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bout RAM DUMP:</text:span> </text:p>
      <text:p text:style-name="P1"/>
      <text:p text:style-name="P1">Used for forensic analysis of a crashed or freeze kernel/system. </text:p>
      <text:p text:style-name="P1">As the name points, its the dumping of complete ram contents for further investigation. </text:p>
      <text:p text:style-name="P1"/>
      <text:p text:style-name="P1">During booting, boot-loader has to decide whether it has to enter in to ramdump mode or to boot linux normally. This is done by monitoring a magic value in any predefined location(typically SRAM register or any other, value should persists across reboot or reset). There are two magic numbers for example 0x12345678(for crash scenario) and <text:s/>0x87654321(for freeze scenario). If the SRAM register is having any of the two magic number, the booloader will enter into ramdump mode and wait for the host side application to initiate upload. And if SRAM is not having any of these magic numbers, the bootloader will proceed with normal booting. </text:p>
      <text:p text:style-name="P1"/>
      <text:p text:style-name="P1"><text:span text:style-name="T1">During a crash</text:span> </text:p>
      <text:p text:style-name="P1">------------------ </text:p>
      <text:p text:style-name="P1"><text:s/>Panic notifier registered from the ramdump driver will be called by kernel. Ramdump driver has to do few things. </text:p>
      <text:p text:style-name="P1"><text:s text:c="2"/>a) Invoke cache sycn api to make sure all the content the ram is coherent.(flush_cache_all(), <text:s text:c="3"/>outer_flush_all()) </text:p>
      <text:p text:style-name="P1"><text:s text:c="2"/>b) save core registers to ram </text:p>
      <text:p text:style-name="P1"><text:s text:c="2"/>c) save MMU registers </text:p>
      <text:p text:style-name="P1"><text:s text:c="2"/>d) write MAGIC_CRASH to SRAM regiter. </text:p>
      <text:p text:style-name="P1"><text:s/>Then do a reboot. Now boot-loader finds the MAGIC_CRASH in SRAM register and goes to ramdump mode.</text:p>
      <text:p text:style-name="P1"/>
      <text:p text:style-name="P1">.........................................................................................................................................................</text:p>
      <text:p text:style-name="P1"/>
      <text:p text:style-name="P12"><text:span text:style-name="Strong_20_Emphasis"><text:span text:style-name="T2">vmstat -s </text:span></text:span><text:span text:style-name="T2">Displays the amount of memory used and available</text:span></text:p>
      <text:p text:style-name="P3">vmstat command is used to display virtual memory statistics of the system. This command reports data about the memory, paging, disk and CPU activities, etc. </text:p>
      <text:p text:style-name="P3"/>
      <text:p text:style-name="P3"><text:span text:style-name="Strong_20_Emphasis">Free <text:s/></text:span>Displays the amount of memory which is currently available and used by the system(both physical and swapped). free command gathers this data by parsing /proc/meminfo. By default, the amount of memory is display in kilobytes. </text:p>
      <text:p text:style-name="P3"/>
      <text:p text:style-name="P3"><text:span text:style-name="Strong_20_Emphasis"><text:span text:style-name="T3">T</text:span></text:span><text:span text:style-name="Strong_20_Emphasis">op</text:span> top command displays all the currently running process in the system. This command displays the list of processes and thread currently being handled by the kernel. top command can also be used to monitor the total amount of memory usage</text:p>
      <text:p text:style-name="P3"/>
      <text:p text:style-name="P3">...........................................................................................................................................</text:p>
      <text:h text:style-name="P13" text:outline-level="1">The Application Manifest File | Android</text:h>
      <text:p text:style-name="P3">The manifest file is an important part of our app because it defines the structure and metadata of our application, its components, and its requirements.</text:p>
      <text:p text:style-name="P3"/>
      <text:p text:style-name="P3">The manifest file also specifies the application metadata, which includes its icon, version number, themes etc. and additional top- level nodes can specify any required permissions, unit tests and define hardware, screen, or platform requirements.</text:p>
      <text:p text:style-name="P3"/>
      <text:p text:style-name="P3">A manifest file includes the nodes that define the application components, security settings, test classes and requirements that make up the application. Some of the manifest sub-node tags that are mainly used are:</text:p>
      <text:p text:style-name="P3"><text:soft-page-break/></text:p>
      <text:p text:style-name="P4"><text:span text:style-name="Strong_20_Emphasis"><text:span text:style-name="T5">uses-sdk</text:span></text:span><text:span text:style-name="T6">– It is used to define a minimum and maximum SDK version that must be available on a device so that our application function properly,</text:span>and target SDK for which it has been designed using a combination of minSdkVersion, maxSdkVersion, and targetSdkVersion attributes, respectively. </text:p>
      <text:p text:style-name="P4"/>
      <text:p text:style-name="P4"/>
      <text:p text:style-name="P5">&lt;uses-sdk android:minSdkVersion=”6” </text:p>
      <text:p text:style-name="P5"><text:tab/><text:tab/>android:targetSdkVersion=”15”/&gt; </text:p>
      <text:p text:style-name="P5"/>
      <text:p text:style-name="P5"/>
      <text:p text:style-name="P5"/>
      <text:p text:style-name="P5"><text:span text:style-name="Strong_20_Emphasis"><text:span text:style-name="T4">uses-configuration</text:span></text:span>– The uses-configuration nodes are used to specify the combination of input mechanisms that are supported by our application. It is useful for games that require particular input controls. </text:p>
      <text:p text:style-name="P5"/>
      <text:p text:style-name="P6">&lt;uses-configuration android:reqTouchScreen=”finger” </text:p>
      <text:p text:style-name="P6"><text:tab/><text:tab/><text:tab/><text:tab/>android:reqNavigation=”trackball” </text:p>
      <text:p text:style-name="P6"><text:tab/><text:tab/><text:tab/><text:tab/>android:reqHardKeyboard=”true” </text:p>
      <text:p text:style-name="P6"><text:tab/><text:tab/><text:tab/><text:tab/>android:reqKeyboardType=”qwerty”/&gt; </text:p>
      <text:p text:style-name="P6">&lt;uses-configuration android:reqTouchScreen=”finger” </text:p>
      <text:p text:style-name="P6"><text:tab/><text:tab/><text:tab/><text:tab/>android:reqNavigation=”trackball” </text:p>
      <text:p text:style-name="P6"><text:tab/><text:tab/><text:tab/><text:tab/>android:reqHardKeyboard=”true” </text:p>
      <text:p text:style-name="P6"><text:tab/><text:tab/><text:tab/>android:reqKeyboardType=”twelvekey”/&gt; </text:p>
      <text:p text:style-name="P6"/>
      <text:p text:style-name="P6"/>
      <text:p text:style-name="P6"><text:span text:style-name="Strong_20_Emphasis"><text:span text:style-name="T4">uses-features</text:span></text:span>– It is used to specify which hardware features your application requirement. This will prevent our application from being installed on a device that does not include a required piece of hardware such as NFC hardware, as follows: </text:p>
      <text:p text:style-name="P6"/>
      <text:p text:style-name="P7">&lt;uses-feature android:name=”android.hardware.nfc”/&gt; </text:p>
      <text:p text:style-name="P7"/>
      <text:p text:style-name="P7"><text:span text:style-name="Strong_20_Emphasis"><text:span text:style-name="T4">permission</text:span></text:span>– It is used to create permissions to restrict access to shared application components. We can also use the existing platform permissions for this purpose or define your own permissions in the manifest. </text:p>
      <text:p text:style-name="P7"/>
      <text:p text:style-name="P8">&lt;permission android: name=”com.paad.DETONATE_DEVICE” </text:p>
      <text:p text:style-name="P8"><text:tab/><text:tab/><text:tab/>android:protectionLevel=“dangerous” </text:p>
      <text:p text:style-name="P8"><text:tab/><text:tab/><text:tab/>android:label=”Self Destruct” </text:p>
      <text:p text:style-name="P8"><text:tab/><text:tab/><text:tab/>android:description=”@string/detonate_description”&gt; </text:p>
      <text:p text:style-name="P8">&lt;/permission&gt; </text:p>
      <text:p text:style-name="P8"/>
      <text:p text:style-name="P8"><text:span text:style-name="Strong_20_Emphasis"><text:span text:style-name="T4">supports-screens</text:span></text:span>– It is used to describe the screen support for our application: </text:p>
      <text:p text:style-name="P9">&lt;supports-screens android:smallScreens=”false” </text:p>
      <text:p text:style-name="P9"><text:tab/><text:tab/><text:tab/><text:tab/>android:normalScreens=”true” </text:p>
      <text:p text:style-name="P9"><text:tab/><text:tab/><text:tab/><text:tab/>android:largeScreens=”true” </text:p>
      <text:p text:style-name="P9"><text:tab/><text:tab/><text:tab/><text:tab/>android:xlargeScreens=”true”/&gt; </text:p>
      <text:p text:style-name="P9"/>
      <text:p text:style-name="P9"><text:soft-page-break/><text:span text:style-name="Strong_20_Emphasis"><text:span text:style-name="T4">application</text:span></text:span>– A manifest can contain only one application node. It uses attributes to specify the metadata for your application (including its title, icon and theme). During development we should include a debuggable attribute set to true to enable debugging, then be sure to disable it for your release builds.</text:p>
      <text:p text:style-name="P10">&lt;application android:icon="@drawable/icon"</text:p>
      <text:p text:style-name="P10"><text:tab/><text:tab/><text:tab/>android:logo-"@drawable/logo"</text:p>
      <text:p text:style-name="P10"><text:tab/><text:tab/><text:tab/>android:theme="@android:style/Theme.Light"</text:p>
      <text:p text:style-name="P10"><text:tab/><text:tab/><text:tab/>android:name=".MyApplicationClass"</text:p>
      <text:p text:style-name="P10"><text:tab/><text:tab/><text:tab/>android:debuggable="true"&gt; </text:p>
      <text:p text:style-name="P10"><text:tab/><text:tab/><text:tab/>[....application nodes.....] </text:p>
      <text:p text:style-name="P10">&lt;/application&gt; </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0:53:10.910369828</meta:creation-date>
    <dc:date>2020-01-21T11:42:38.541388035</dc:date>
    <meta:editing-duration>PT44M31S</meta:editing-duration>
    <meta:editing-cycles>20</meta:editing-cycles>
    <meta:generator>LibreOffice/4.2.8.2$Linux_X86_64 LibreOffice_project/420m0$Build-2</meta:generator>
    <meta:document-statistic meta:table-count="0" meta:image-count="0" meta:object-count="0" meta:page-count="3" meta:paragraph-count="56" meta:word-count="659" meta:character-count="5449" meta:non-whitespace-character-count="4702"/>
  </office:meta>
</office:document-meta>
</file>